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SK Level 3.0 Vocabulary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071 wor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遵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遵守 (zūn shǒu)</text:p>
              </text:list-item>
              <text:list-item>
                <text:p>To abide by; to comply with; to observe (rules, laws, etc.)</text:p>
                <text:p/>
              </text:list-item>
              <text:list-item>
                <text:p>遵守规定是每个公民的责任。</text:p>
              </text:list-item>
              <text:list-item>
                <text:p>Zūnshǒu guīdìng shì měi gè gōngmín de zérèn.</text:p>
              </text:list-item>
              <text:list-item>
                <text:p>It is the responsibility of every citizen to abide by the regula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尊重 (zūn zhòng)</text:p>
              </text:list-item>
              <text:list-item>
                <text:p>Respect; to respect</text:p>
                <text:p/>
              </text:list-item>
              <text:list-item>
                <text:p>尊重他人意见是建立良好关系的重要因素。</text:p>
              </text:list-item>
              <text:list-item>
                <text:p>Zūnzhòng tārén yìjiàn shì jiànlì liánghǎo guānxì de zhòngyào yīnsù.</text:p>
              </text:list-item>
              <text:list-item>
                <text:p>Respecting the opinions of others is an important factor in building good relationship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尊敬 (zūn jìng)</text:p>
              </text:list-item>
              <text:list-item>
                <text:p>To respect; to hold in high esteem; to esteem</text:p>
                <text:p/>
              </text:list-item>
              <text:list-item>
                <text:p>尊敬长辈是中华文化的传统美德。</text:p>
              </text:list-item>
              <text:list-item>
                <text:p>Zūnjìng zhǎngbèi shì Zhōnghuá wénhuà de chuántǒng měidé.</text:p>
              </text:list-item>
              <text:list-item>
                <text:p>Respecting elders is a traditional virtue in Chinese cult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醉 (zuì)</text:p>
              </text:list-item>
              <text:list-item>
                <text:p>Drunk; to get drunk</text:p>
                <text:p/>
              </text:list-item>
              <text:list-item>
                <text:p>他昨晚喝得太多，完全醉了。</text:p>
              </text:list-item>
              <text:list-item>
                <text:p>Tā zuó wǎn hē dé tài duō, wánquán zuì le.</text:p>
              </text:list-item>
              <text:list-item>
                <text:p>He drank too much last night and was completely drun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组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组织 (zǔzhī)</text:p>
              </text:list-item>
              <text:list-item>
                <text:p>Organize; organization</text:p>
                <text:p/>
              </text:list-item>
              <text:list-item>
                <text:p>我们需要组织一场会议讨论新计划。</text:p>
              </text:list-item>
              <text:list-item>
                <text:p>Wǒmen xūyào zǔzhī yīchǎng huìyì tǎolùn xīn jìhuà.</text:p>
              </text:list-item>
              <text:list-item>
                <text:p>We need to organize a meeting to discuss the new pla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阻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阻碍 (zǔ'ài)</text:p>
              </text:list-item>
              <text:list-item>
                <text:p>Hinder; impede; obstruct</text:p>
                <text:p/>
              </text:list-item>
              <text:list-item>
                <text:p>不要让困难阻碍你前进的步伐。</text:p>
              </text:list-item>
              <text:list-item>
                <text:p>Bùyào ràng kùnnán zǔ'ài nǐ qiánjìn de bùfá.</text:p>
              </text:list-item>
              <text:list-item>
                <text:p>Don't let difficulties hinder your progres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体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体 (zǒngtǐ)</text:p>
              </text:list-item>
              <text:list-item>
                <text:p>Overall; on the whole; general</text:p>
                <text:p/>
              </text:list-item>
              <text:list-item>
                <text:p>总体而言，这个项目取得了显著的进展。</text:p>
              </text:list-item>
              <text:list-item>
                <text:p>Zǒngtǐ ér yán, zhège xiàngmù qǔdé le xiǎnzhù de jìnzhǎn.</text:p>
              </text:list-item>
              <text:list-item>
                <text:p>Overall, this project has made significant progres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总算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算 (zǒngsuàn)</text:p>
              </text:list-item>
              <text:list-item>
                <text:p>Finally; at long last</text:p>
                <text:p/>
              </text:list-item>
              <text:list-item>
                <text:p>经过漫长的等待，他们总算回家了。</text:p>
              </text:list-item>
              <text:list-item>
                <text:p>Jīngguò màncháng de děngdài, tāmen zǒngsuàn huí jiā le.</text:p>
              </text:list-item>
              <text:list-item>
                <text:p>After a long wait, they finally returned ho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数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数 (zǒngshù)</text:p>
              </text:list-item>
              <text:list-item>
                <text:p>Total number; sum</text:p>
                <text:p/>
              </text:list-item>
              <text:list-item>
                <text:p>请提供所有项目的总数和详细清单。</text:p>
              </text:list-item>
              <text:list-item>
                <text:p>Qǐng tígōng suǒyǒu xiàngmù de zǒngshù hé xiángxi qīngdān.</text:p>
              </text:list-item>
              <text:list-item>
                <text:p>Please provide the total number and detailed list of all items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总裁 (zǒngcái)</text:p>
              </text:list-item>
              <text:list-item>
                <text:p>CEO; president (of a company)</text:p>
                <text:p/>
              </text:list-item>
              <text:list-item>
                <text:p>公司的总裁正在制定新的发展战略。</text:p>
              </text:list-item>
              <text:list-item>
                <text:p>Gōngsī de zǒngcái zhèngzài zhìdìng xīn de fāzhǎn zhànlüè.</text:p>
              </text:list-item>
              <text:list-item>
                <text:p>The company's CEO is working on a new development strategy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愿 (zìyuàn)</text:p>
              </text:list-item>
              <text:list-item>
                <text:p>Voluntary; willingly</text:p>
                <text:p/>
              </text:list-item>
              <text:list-item>
                <text:p>参加这个项目是完全自愿的，没有强制要求。</text:p>
              </text:list-item>
              <text:list-item>
                <text:p>Cānjiā zhège xiàngmù shì wánquán zìyuàn de, méiyǒu qiángzhì yāoqiú.</text:p>
              </text:list-item>
              <text:list-item>
                <text:p>Participation in this project is entirely voluntary, with no mandatory requirements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杀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杀 (zìshā)</text:p>
              </text:list-item>
              <text:list-item>
                <text:p>Suicide</text:p>
                <text:p/>
              </text:list-item>
              <text:list-item>
                <text:p>预防自杀是社会的共同责任。</text:p>
              </text:list-item>
              <text:list-item>
                <text:p>Yùfáng zìshā shì shèhuì de gòngtóng zérèn.</text:p>
              </text:list-item>
              <text:list-item>
                <text:p>Preventing suicide is a shared responsibility of societ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豪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自豪 (zìháo)</text:p>
              </text:list-item>
              <text:list-item>
                <text:p>Pride</text:p>
                <text:p/>
              </text:list-item>
              <text:list-item>
                <text:p>他为自己的成就感到自豪。</text:p>
              </text:list-item>
              <text:list-item>
                <text:p>Tā wèi zìjǐ de chéngjiù gǎndào zìháo.</text:p>
              </text:list-item>
              <text:list-item>
                <text:p>He takes pride in his accomplishmen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紫 (zǐ)</text:p>
              </text:list-item>
              <text:list-item>
                <text:p>Purple</text:p>
                <text:p/>
              </text:list-item>
              <text:list-item>
                <text:p>她喜欢穿紫色的衣服。</text:p>
              </text:list-item>
              <text:list-item>
                <text:p>Tā xǐhuān chuān zǐsè de yīfú.</text:p>
              </text:list-item>
              <text:list-item>
                <text:p>She likes to wear purple cloth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仔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仔细 (zǐxì)</text:p>
              </text:list-item>
              <text:list-item>
                <text:p>Careful</text:p>
                <text:p/>
              </text:list-item>
              <text:list-item>
                <text:p>在做实验时请要仔细操作。</text:p>
              </text:list-item>
              <text:list-item>
                <text:p>Zài zuò shíyàn shí qǐng yào zǐxì cāozuò.</text:p>
              </text:list-item>
              <text:list-item>
                <text:p>Be careful when conducting experimen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子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子弹 (zǐdàn)</text:p>
              </text:list-item>
              <text:list-item>
                <text:p>Bullet</text:p>
                <text:p/>
              </text:list-item>
              <text:list-item>
                <text:p>尽量避免站在子弹飞过的地方。</text:p>
              </text:list-item>
              <text:list-item>
                <text:p>Jìnliàng bìmiǎn zhàn zài zǐdàn fēi guò de dìfāng.</text:p>
              </text:list-item>
              <text:list-item>
                <text:p>Try to avoid standing where bullets are fly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助 (zīzhù)</text:p>
              </text:list-item>
              <text:list-item>
                <text:p>Financial Aid</text:p>
                <text:p/>
              </text:list-item>
              <text:list-item>
                <text:p>学校为有需要的学生提供资助。</text:p>
              </text:list-item>
              <text:list-item>
                <text:p>Xuéxiào wèi yǒu xūyào de xuéshēng tígōng zīzhù.</text:p>
              </text:list-item>
              <text:list-item>
                <text:p>The school provides financial aid for students in ne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产 (zīchǎn)</text:p>
              </text:list-item>
              <text:list-item>
                <text:p>Assets</text:p>
                <text:p/>
              </text:list-item>
              <text:list-item>
                <text:p>公司正在评估其资产的价值。</text:p>
              </text:list-item>
              <text:list-item>
                <text:p>Gōngsī zhèngzài pínggū qí zīchǎn de jiàzhí.</text:p>
              </text:list-item>
              <text:list-item>
                <text:p>The company is assessing the value of its asse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装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装饰 (zhuāngshì)</text:p>
              </text:list-item>
              <text:list-item>
                <text:p>Decorate</text:p>
                <text:p/>
              </text:list-item>
              <text:list-item>
                <text:p>她喜欢用鲜花来装饰家里。</text:p>
              </text:list-item>
              <text:list-item>
                <text:p>Tā xǐhuān yòng xiānhuā lái zhuāngshì jiālǐ.</text:p>
              </text:list-item>
              <text:list-item>
                <text:p>She likes to decorate her home with fresh flow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向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向 (zhuǎnxiàng)</text:p>
              </text:list-item>
              <text:list-item>
                <text:p>Turn</text:p>
                <text:p/>
              </text:list-item>
              <text:list-item>
                <text:p>在路口时，记得提前打灯转向。</text:p>
              </text:list-item>
              <text:list-item>
                <text:p>Zài lùkǒu shí, jìde tíqián dǎdēng zhuǎnxiàng.</text:p>
              </text:list-item>
              <text:list-item>
                <text:p>Remember to signal your turn with the indicator at the intersec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让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让 (zhuǎnràng)</text:p>
              </text:list-item>
              <text:list-item>
                <text:p>Transfer</text:p>
                <text:p/>
              </text:list-item>
              <text:list-item>
                <text:p>他决定将公司股份转让给新合作伙伴。</text:p>
              </text:list-item>
              <text:list-item>
                <text:p>Tā juédìng jiāng gōngsī gǔfèn zhuǎnràng gěi xīn hézuòhuòbàn.</text:p>
              </text:list-item>
              <text:list-item>
                <text:p>He decided to transfer his company shares to a new business partn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换 (zhuǎnhuàn)</text:p>
              </text:list-item>
              <text:list-item>
                <text:p>Convert</text:p>
                <text:p/>
              </text:list-item>
              <text:list-item>
                <text:p>这个工具可以将文件格式转换成其他类型。</text:p>
              </text:list-item>
              <text:list-item>
                <text:p>Zhège gōngjù kěyǐ jiāng wénjiàn géshì zhuǎnhuàn chéng qítā lèixíng.</text:p>
              </text:list-item>
              <text:list-item>
                <text:p>This tool can convert file formats into other typ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化 (zhuǎnhuà)</text:p>
              </text:list-item>
              <text:list-item>
                <text:p>Transform</text:p>
                <text:p/>
              </text:list-item>
              <text:list-item>
                <text:p>环保措施有助于将废物转化为资源。</text:p>
              </text:list-item>
              <text:list-item>
                <text:p>Huánbǎo cuòshī yǒu zhù yú jiāng fèiwù zhuǎnhuà wéi zīyuán.</text:p>
              </text:list-item>
              <text:list-item>
                <text:p>Environmental measures help transform waste into resourc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利 (zhuānlì)</text:p>
              </text:list-item>
              <text:list-item>
                <text:p>Patent</text:p>
                <text:p/>
              </text:list-item>
              <text:list-item>
                <text:p>这项发明已经申请了专利。</text:p>
              </text:list-item>
              <text:list-item>
                <text:p>Zhè xiàng fāmíng yǐjīng shēnqǐngle zhuānlì.</text:p>
              </text:list-item>
              <text:list-item>
                <text:p>A patent has been filed for this inven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辑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辑 (zhuānjí)</text:p>
              </text:list-item>
              <text:list-item>
                <text:p>Album</text:p>
                <text:p/>
              </text:list-item>
              <text:list-item>
                <text:p>这位艺术家最新的专辑很受欢迎。</text:p>
              </text:list-item>
              <text:list-item>
                <text:p>Zhè wèi yìshùjiā zuìxīn de zhuānjí hěn shòu huānyíng.</text:p>
              </text:list-item>
              <text:list-item>
                <text:p>The latest album from this artist is very popula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祝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祝贺 (zhùhè)</text:p>
              </text:list-item>
              <text:list-item>
                <text:p>Congratulations</text:p>
                <text:p/>
              </text:list-item>
              <text:list-item>
                <text:p>祝贺你获得了博士学位！</text:p>
              </text:list-item>
              <text:list-item>
                <text:p>Zhùhè nǐ huòdéle bóshì xuéwèi!</text:p>
              </text:list-item>
              <text:list-item>
                <text:p>Congratulations on earning your Ph.D.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重 (zhùzhòng)</text:p>
              </text:list-item>
              <text:list-item>
                <text:p>Emphasize</text:p>
                <text:p/>
              </text:list-item>
              <text:list-item>
                <text:p>在公司中，我们注重团队合作。</text:p>
              </text:list-item>
              <text:list-item>
                <text:p>Zài gōngsī zhōng, wǒmen zhùzhòng tuánduì hézuò.</text:p>
              </text:list-item>
              <text:list-item>
                <text:p>In the company, we emphasize teamwor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视 (zhùshì)</text:p>
              </text:list-item>
              <text:list-item>
                <text:p>Gaze</text:p>
                <text:p/>
              </text:list-item>
              <text:list-item>
                <text:p>他们默默地注视着星空。</text:p>
              </text:list-item>
              <text:list-item>
                <text:p>Tāmen mòmò de zhùshìzhe xīngkōng.</text:p>
              </text:list-item>
              <text:list-item>
                <text:p>They silently gaze at the sta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射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射 (zhùshè)</text:p>
              </text:list-item>
              <text:list-item>
                <text:p>Injection</text:p>
                <text:p/>
              </text:list-item>
              <text:list-item>
                <text:p>医生给他进行了疫苗注射。</text:p>
              </text:list-item>
              <text:list-item>
                <text:p>Yīshēng gěi tā jìnxíngle yìmiáo zhùshè.</text:p>
              </text:list-item>
              <text:list-item>
                <text:p>The doctor administered a vaccine injection to hi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册 (zhùcè)</text:p>
              </text:list-item>
              <text:list-item>
                <text:p>Register</text:p>
                <text:p/>
              </text:list-item>
              <text:list-item>
                <text:p>请在这里注册你的账户信息。</text:p>
              </text:list-item>
              <text:list-item>
                <text:p>Qǐng zài zhèlǐ zhùcè nǐ de zhànghù xìnxī.</text:p>
              </text:list-item>
              <text:list-item>
                <text:p>Please register your account information he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助手 (zhùshǒu)</text:p>
              </text:list-item>
              <text:list-item>
                <text:p>Assistant</text:p>
                <text:p/>
              </text:list-item>
              <text:list-item>
                <text:p>这款应用程序有一个智能助手功能。</text:p>
              </text:list-item>
              <text:list-item>
                <text:p>Zhè kuǎn yìngyòng chéngxù yǒu yīgè zhìnéng zhùshǒu gōngnéng.</text:p>
              </text:list-item>
              <text:list-item>
                <text:p>This app has a smart assistant feat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助理 (zhùlǐ)</text:p>
              </text:list-item>
              <text:list-item>
                <text:p>Assistant</text:p>
                <text:p/>
              </text:list-item>
              <text:list-item>
                <text:p>她是公司总经理的助理。</text:p>
              </text:list-item>
              <text:list-item>
                <text:p>Tā shì gōngsī zǒng jīnglǐ de zhùlǐ.</text:p>
              </text:list-item>
              <text:list-item>
                <text:p>She is the assistant to the company's general manag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体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体 (zhǔtǐ)</text:p>
              </text:list-item>
              <text:list-item>
                <text:p>Subject</text:p>
                <text:p/>
              </text:list-item>
              <text:list-item>
                <text:p>研究的主体是社会变迁。</text:p>
              </text:list-item>
              <text:list-item>
                <text:p>Yánjiū de zhǔtǐ shì shèhuì biànqiān.</text:p>
              </text:list-item>
              <text:list-item>
                <text:p>The subject of the study is social chang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管 (zhǔguǎn)</text:p>
              </text:list-item>
              <text:list-item>
                <text:p>Supervisor</text:p>
                <text:p/>
              </text:list-item>
              <text:list-item>
                <text:p>他是这个项目的主管，负责整个团队的工作。</text:p>
              </text:list-item>
              <text:list-item>
                <text:p>Tā shì zhège xiàngmù de zhǔguǎn, fùzé zhěnggè tuánduì de gōngzuò.</text:p>
              </text:list-item>
              <text:list-item>
                <text:p>He is the supervisor of this project, responsible for the entire team's wor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观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观 (zhǔguān)</text:p>
              </text:list-item>
              <text:list-item>
                <text:p>Subjective</text:p>
                <text:p/>
              </text:list-item>
              <text:list-item>
                <text:p>评价应该尽量客观，而非过于主观。</text:p>
              </text:list-item>
              <text:list-item>
                <text:p>Píngjià yīnggāi jìnliàng kèguān, ér fēi guòyú zhǔguān.</text:p>
              </text:list-item>
              <text:list-item>
                <text:p>Evaluation should be as objective as possible, not overly subjecti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导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导 (zhǔdǎo)</text:p>
              </text:list-item>
              <text:list-item>
                <text:p>Dominate</text:p>
                <text:p/>
              </text:list-item>
              <text:list-item>
                <text:p>这个国家在科技领域主导着全球市场。</text:p>
              </text:list-item>
              <text:list-item>
                <text:p>Zhège guójiā zài kējì lǐngyù zhǔdǎozhe quánqiú shìchǎng.</text:p>
              </text:list-item>
              <text:list-item>
                <text:p>This country dominates the global market in the field of technolog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办 (zhǔbàn)</text:p>
              </text:list-item>
              <text:list-item>
                <text:p>Host</text:p>
                <text:p/>
              </text:list-item>
              <text:list-item>
                <text:p>这个活动是由我们学校主办的。</text:p>
              </text:list-item>
              <text:list-item>
                <text:p>Zhège huódòng shì yóu wǒmen xuéxiào zhǔbàn de.</text:p>
              </text:list-item>
              <text:list-item>
                <text:p>This event is hosted by our schoo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竹子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竹子 (zhúzi)</text:p>
              </text:list-item>
              <text:list-item>
                <text:p>Bamboo</text:p>
                <text:p/>
              </text:list-item>
              <text:list-item>
                <text:p>在中国，竹子被广泛用于建筑和手工艺品制作。</text:p>
              </text:list-item>
              <text:list-item>
                <text:p>Zài Zhōngguó, zhúzi bèi guǎngfàn yòngyú jiànzhù hé shǒugōngyìpǐn zhìzuò.</text:p>
              </text:list-item>
              <text:list-item>
                <text:p>In China, bamboo is widely used in construction and the crafting of handmade item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周期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周期 (zhōuqī)</text:p>
              </text:list-item>
              <text:list-item>
                <text:p>Cycle</text:p>
                <text:p/>
              </text:list-item>
              <text:list-item>
                <text:p>生活中有许多循环的周期，如四季交替。</text:p>
              </text:list-item>
              <text:list-item>
                <text:p>Shēnghuó zhōng yǒu xǔduō xúnhuán de zhōuqī, rú sìjì jiāotì.</text:p>
              </text:list-item>
              <text:list-item>
                <text:p>Life has many cyclical periods, such as the changing of seas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众多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众多 (zhòngduō)</text:p>
              </text:list-item>
              <text:list-item>
                <text:p>Numerous</text:p>
                <text:p/>
              </text:list-item>
              <text:list-item>
                <text:p>这个城市有众多的历史古迹吸引着游客。</text:p>
              </text:list-item>
              <text:list-item>
                <text:p>Zhège chéngshì yǒu zhòngduō de lìshǐ gǔjì xīyǐn zhe yóukè.</text:p>
              </text:list-item>
              <text:list-item>
                <text:p>This city has numerous historical landmarks that attract touris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毒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毒 (zhòngdú)</text:p>
              </text:list-item>
              <text:list-item>
                <text:p>Poisoning</text:p>
                <text:p/>
              </text:list-item>
              <text:list-item>
                <text:p>小狗可能中毒了，赶紧去看兽医吧！</text:p>
              </text:list-item>
              <text:list-item>
                <text:p>Xiǎo gǒu kěnéng zhòngdú le, gǎnjǐn qù kàn shòuyī ba!</text:p>
              </text:list-item>
              <text:list-item>
                <text:p>The puppy may be poisoned; hurry and take it to the vet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终止 (zhōngzhǐ)</text:p>
              </text:list-item>
              <text:list-item>
                <text:p>Terminate</text:p>
                <text:p/>
              </text:list-item>
              <text:list-item>
                <text:p>公司决定终止这个项目，因为资金短缺。</text:p>
              </text:list-item>
              <text:list-item>
                <text:p>Gōngsī juédìng zhōngzhǐ zhè ge xiàngmù, yīnwèi zījīn duǎnquē.</text:p>
              </text:list-item>
              <text:list-item>
                <text:p>The company decided to terminate this project due to a lack of fund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身 (zhōngshēn)</text:p>
              </text:list-item>
              <text:list-item>
                <text:p>Lifelong</text:p>
                <text:p/>
              </text:list-item>
              <text:list-item>
                <text:p>他对这个事业有着终身的热爱。</text:p>
              </text:list-item>
              <text:list-item>
                <text:p>Tā duì zhège shìyè yǒuzhe zhōngshēn de rè'ài.</text:p>
              </text:list-item>
              <text:list-item>
                <text:p>He has a lifelong passion for this care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点 (zhōngdiǎn)</text:p>
              </text:list-item>
              <text:list-item>
                <text:p>End Point / Finish Line</text:p>
                <text:p/>
              </text:list-item>
              <text:list-item>
                <text:p>他们终于到达了比赛的终点。</text:p>
              </text:list-item>
              <text:list-item>
                <text:p>Tāmen zhōngyú dàodále bǐsài de zhōngdiǎn.</text:p>
              </text:list-item>
              <text:list-item>
                <text:p>They finally reached the finish line of the ra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药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药 (zhōngyào)</text:p>
              </text:list-item>
              <text:list-item>
                <text:p>Traditional Chinese Medicine (TCM)</text:p>
                <text:p/>
              </text:list-item>
              <text:list-item>
                <text:p>许多人选择使用中药来维护健康。</text:p>
              </text:list-item>
              <text:list-item>
                <text:p>Xǔduō rén xuǎnzé shǐyòng zhōngyào lái wéihù jiànkāng.</text:p>
              </text:list-item>
              <text:list-item>
                <text:p>Many people choose to use traditional Chinese medicine to maintain their heal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央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央 (zhōngyāng)</text:p>
              </text:list-item>
              <text:list-item>
                <text:p>Central</text:p>
                <text:p/>
              </text:list-item>
              <text:list-item>
                <text:p>中央政府制定了新的经济政策。</text:p>
              </text:list-item>
              <text:list-item>
                <text:p>Zhōngyāng zhèngfǔ zhìdìngle xīn de jīngjì zhèngcè.</text:p>
              </text:list-item>
              <text:list-item>
                <text:p>The central government has formulated new economic polici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秋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秋节 (Zhōngqiū Jié)</text:p>
              </text:list-item>
              <text:list-item>
                <text:p>Mid-Autumn Festival</text:p>
                <text:p/>
              </text:list-item>
              <text:list-item>
                <text:p>中秋节是中国传统的重要节日之一。</text:p>
              </text:list-item>
              <text:list-item>
                <text:p>Zhōngqiū Jié shì Zhōngguó chuántǒng de zhòngyào jiérì zhī yī.</text:p>
              </text:list-item>
              <text:list-item>
                <text:p>The Mid-Autumn Festival is one of the traditional and important festivals in Chin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断 (zhōngduàn)</text:p>
              </text:list-item>
              <text:list-item>
                <text:p>Interrupt</text:p>
                <text:p/>
              </text:list-item>
              <text:list-item>
                <text:p>由于网络问题，会议中断了。</text:p>
              </text:list-item>
              <text:list-item>
                <text:p>Yóuyú wǎngluò wèntí, huìyì zhōngduànle.</text:p>
              </text:list-item>
              <text:list-item>
                <text:p>Due to network issues, the meeting was interrupt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治理 (zhìlǐ)</text:p>
              </text:list-item>
              <text:list-item>
                <text:p>Governance</text:p>
                <text:p/>
              </text:list-item>
              <text:list-item>
                <text:p>政府正在制定新的政策来治理环境问题。</text:p>
              </text:list-item>
              <text:list-item>
                <text:p>Zhèngfǔ zhèngzài zhìdìng xīn de zhèngcè lái zhìlǐ huánjìng wèntí.</text:p>
              </text:list-item>
              <text:list-item>
                <text:p>The government is formulating new policies to govern environmental issu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治安 (zhì'ān)</text:p>
              </text:list-item>
              <text:list-item>
                <text:p>Public Security</text:p>
                <text:p/>
              </text:list-item>
              <text:list-item>
                <text:p>这个城市的治安状况相对较好。</text:p>
              </text:list-item>
              <text:list-item>
                <text:p>Zhège chéngshì de zhì'ān zhuàngkuàng xiāngduì jiào hǎo.</text:p>
              </text:list-item>
              <text:list-item>
                <text:p>The public security situation in this city is relatively goo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约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制约 (zhìyuē)</text:p>
              </text:list-item>
              <text:list-item>
                <text:p>Constrain / Restrict</text:p>
                <text:p/>
              </text:list-item>
              <text:list-item>
                <text:p>法律制约了个人行为。</text:p>
              </text:list-item>
              <text:list-item>
                <text:p>Fǎlǜ zhìyuēle gèrén xíngwéi.</text:p>
              </text:list-item>
              <text:list-item>
                <text:p>The law constrains individual behavio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责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指责 (zhǐzé)</text:p>
              </text:list-item>
              <text:list-item>
                <text:p>Blame / Accuse</text:p>
                <text:p/>
              </text:list-item>
              <text:list-item>
                <text:p>他对团队的失败进行了公开的指责。</text:p>
              </text:list-item>
              <text:list-item>
                <text:p>Tā duì tuánduì de shībài jìnxíngle gōngkāi de zhǐzé.</text:p>
              </text:list-item>
              <text:list-item>
                <text:p>He publicly blamed the team for the fail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示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示 (zhǐshì)</text:p>
              </text:list-item>
              <text:list-item>
                <text:p>Instruct / Indicate</text:p>
                <text:p/>
              </text:list-item>
              <text:list-item>
                <text:p>老板给了明确的指示，要求在一个月内完成项目。</text:p>
              </text:list-item>
              <text:list-item>
                <text:p>Lǎobǎn gěile míngquè de zhǐshì, yāoqiú zài yī gè yuè nèi wánchéng xiàngmù.</text:p>
              </text:list-item>
              <text:list-item>
                <text:p>The boss gave clear instructions to complete the project within one mon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甲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甲 (zhǐjiǎ)</text:p>
              </text:list-item>
              <text:list-item>
                <text:p>Fingernail</text:p>
                <text:p/>
              </text:list-item>
              <text:list-item>
                <text:p>她喜欢涂漂亮的颜色在指甲上。</text:p>
              </text:list-item>
              <text:list-item>
                <text:p>Tā xǐhuān tú piàoliang de yánsè zài zhǐjiǎ shàng.</text:p>
              </text:list-item>
              <text:list-item>
                <text:p>She likes to paint pretty colors on her fingernai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标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标 (zhǐbiāo)</text:p>
              </text:list-item>
              <text:list-item>
                <text:p>Indicator</text:p>
                <text:p/>
              </text:list-item>
              <text:list-item>
                <text:p>这些数据是评估项目进展的重要指标。</text:p>
              </text:list-item>
              <text:list-item>
                <text:p>Zhèxiē shùjù shì pínggū xiàngmù jìnzhǎn de zhòngyào zhǐbiāo.</text:p>
              </text:list-item>
              <text:list-item>
                <text:p>These data are important indicators for evaluating the progress of the projec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见 (zhǐjiàn)</text:p>
              </text:list-item>
              <text:list-item>
                <text:p>See Only</text:p>
                <text:p/>
              </text:list-item>
              <text:list-item>
                <text:p>只见他匆匆忙忙地离开了房间。</text:p>
              </text:list-item>
              <text:list-item>
                <text:p>Zhǐjiàn tā cōngcōngmángmáng de líkāile fángjiān.</text:p>
              </text:list-item>
              <text:list-item>
                <text:p>See only, he hurriedly left the roo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不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不过 (zhǐbùguò)</text:p>
              </text:list-item>
              <text:list-item>
                <text:p>Only, Merely</text:p>
                <text:p/>
              </text:list-item>
              <text:list-item>
                <text:p>他的批评只不过是为了帮助你进步。</text:p>
              </text:list-item>
              <text:list-item>
                <text:p>Tā de pīpíng zhǐbùguò shì wèile bāngzhù nǐ jìnbù.</text:p>
              </text:list-item>
              <text:list-item>
                <text:p>His criticism is only meant to help you impro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职务 (zhíwù)</text:p>
              </text:list-item>
              <text:list-item>
                <text:p>Position / Post</text:p>
                <text:p/>
              </text:list-item>
              <text:list-item>
                <text:p>他担任公司的销售经理职务。</text:p>
              </text:list-item>
              <text:list-item>
                <text:p>Tā dānrèn gōngsī de xiāoshòu jīnglǐ zhíwù.</text:p>
              </text:list-item>
              <text:list-item>
                <text:p>He holds the position of sales manager in the compan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位 (zhíwèi)</text:p>
              </text:list-item>
              <text:list-item>
                <text:p>Job Position</text:p>
                <text:p/>
              </text:list-item>
              <text:list-item>
                <text:p>她申请了公司的市场营销职位。</text:p>
              </text:list-item>
              <text:list-item>
                <text:p>Tā shēnqǐngle gōngsī de shìchǎng yíngxiāo zhíwèi.</text:p>
              </text:list-item>
              <text:list-item>
                <text:p>She applied for the marketing position in the compan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能 (zhínéng)</text:p>
              </text:list-item>
              <text:list-item>
                <text:p>Function / Role</text:p>
                <text:p/>
              </text:list-item>
              <text:list-item>
                <text:p>每个部门在公司中都有各自的职能。</text:p>
              </text:list-item>
              <text:list-item>
                <text:p>Měi gè bùmén zài gōngsī zhōng dōu yǒu gèzì de zhínéng.</text:p>
              </text:list-item>
              <text:list-item>
                <text:p>Each department in the company has its own func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值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值班 (zhíbān)</text:p>
              </text:list-item>
              <text:list-item>
                <text:p>On Duty</text:p>
                <text:p/>
              </text:list-item>
              <text:list-item>
                <text:p>医院的护士24小时都有人值班。</text:p>
              </text:list-item>
              <text:list-item>
                <text:p>Yīyuàn de hùshi 24 xiǎoshí dōu yǒu rén zhíbān.</text:p>
              </text:list-item>
              <text:list-item>
                <text:p>Nurses at the hospital are on duty 24 hours a da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直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直线 (zhíxiàn)</text:p>
              </text:list-item>
              <text:list-item>
                <text:p>Straight Line</text:p>
                <text:p/>
              </text:list-item>
              <text:list-item>
                <text:p>两点之间最短的路径是一条直线。</text:p>
              </text:list-item>
              <text:list-item>
                <text:p>Liǎng diǎn zhījiān zuìduǎn de lùjìng shì yī tiáo zhíxiàn.</text:p>
              </text:list-item>
              <text:list-item>
                <text:p>The shortest path between two points is a straight lin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执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执行 (zhíxíng)</text:p>
              </text:list-item>
              <text:list-item>
                <text:p>Execute</text:p>
                <text:p/>
              </text:list-item>
              <text:list-item>
                <text:p>公司将严格执行新的安全政策。</text:p>
              </text:list-item>
              <text:list-item>
                <text:p>Gōngsī jiāng yángé zhíxíng xīn de ānquán zhèngcè.</text:p>
              </text:list-item>
              <text:list-item>
                <text:p>The company will rigorously execute the new safety polic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配 (zhīpèi)</text:p>
              </text:list-item>
              <text:list-item>
                <text:p>Dominate / Control</text:p>
                <text:p/>
              </text:list-item>
              <text:list-item>
                <text:p>这个国家曾经被一位独裁者支配。</text:p>
              </text:list-item>
              <text:list-item>
                <text:p>Zhège guójiā céngjīng bèi yī wèi dúcáizhě zhīpèi.</text:p>
              </text:list-item>
              <text:list-item>
                <text:p>This country was once dominated by a dictato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出 (zhīchū)</text:p>
              </text:list-item>
              <text:list-item>
                <text:p>Expenditure / Spending</text:p>
                <text:p/>
              </text:list-item>
              <text:list-item>
                <text:p>我们需要合理控制家庭支出。</text:p>
              </text:list-item>
              <text:list-item>
                <text:p>Wǒmen xūyào hélǐ kòngzhì jiātíng zhīchū.</text:p>
              </text:list-item>
              <text:list-item>
                <text:p>We need to control our household expenditures reasonabl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中 (zhīzhōng)</text:p>
              </text:list-item>
              <text:list-item>
                <text:p>Among / In the midst of</text:p>
                <text:p/>
              </text:list-item>
              <text:list-item>
                <text:p>这座城市有许多美丽的公园，是游客流连忘返之中。</text:p>
              </text:list-item>
              <text:list-item>
                <text:p>Zhè zuò chéngshì yǒu xǔduō měilì de gōngyuán, shì yóukè liúliánwàngfǎn zhīzhōng.</text:p>
              </text:list-item>
              <text:list-item>
                <text:p>This city has many beautiful parks, among which tourists linger and forget to retur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下 (zhīxià)</text:p>
              </text:list-item>
              <text:list-item>
                <text:p>Under / Beneath</text:p>
                <text:p/>
              </text:list-item>
              <text:list-item>
                <text:p>这座山脉的脚下是一片宁静的村庄。</text:p>
              </text:list-item>
              <text:list-item>
                <text:p>Zhè zuò shānmài de jiǎoxià shì yī piàn níngjìng de cūnzhuāng.</text:p>
              </text:list-item>
              <text:list-item>
                <text:p>Beneath the foothills of this mountain range is a peaceful villag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外 (zhīwài)</text:p>
              </text:list-item>
              <text:list-item>
                <text:p>Outside / Beyond</text:p>
                <text:p/>
              </text:list-item>
              <text:list-item>
                <text:p>我们公司有许多分支机构，不仅在国内，还在国外。</text:p>
              </text:list-item>
              <text:list-item>
                <text:p>Wǒmen gōngsī yǒu xǔduō fēnzhī jīgòu, bù jǐn zài guónèi, hái zài guówài.</text:p>
              </text:list-item>
              <text:list-item>
                <text:p>Our company has many branches, not only within the country but also beyond the bord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之内 (zhīnèi)</text:p>
              </text:list-item>
              <text:list-item>
                <text:p>Within / Inside</text:p>
                <text:p/>
              </text:list-item>
              <text:list-item>
                <text:p>请在两小时之内完成这项任务。</text:p>
              </text:list-item>
              <text:list-item>
                <text:p>Qǐng zài liǎng xiǎoshí zhīnèi wánchéng zhè xiàng rènwu.</text:p>
              </text:list-item>
              <text:list-item>
                <text:p>Please complete this task within two hou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钱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挣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书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证实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义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如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规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正版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争议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震惊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振动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诊断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相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理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真诚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珠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惜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珍贵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手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招生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掌握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价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涨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有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占领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现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示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展览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摘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送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赠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强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多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增大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产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增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.019000000</meta:creation-date>
    <meta:editing-duration>PT1H26M3S</meta:editing-duration>
    <meta:editing-cycles>24</meta:editing-cycles>
    <meta:generator>LibreOffice/7.6.2.1$Windows_X86_64 LibreOffice_project/56f7684011345957bbf33a7ee678afaf4d2ba333</meta:generator>
    <dc:title>DNA</dc:title>
    <dc:date>2023-11-18T20:19:44.608000000</dc:date>
    <meta:document-statistic meta:object-count="542"/>
  </office:meta>
</office:document-meta>
</file>